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GroupNames( Set &lt; String &gt; group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Group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for_jiongxiong.test_for_jiongxi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